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Liberation sans" svg:font-family="'Liberation sans'" style:font-family-generic="swiss"/>
    <style:font-face style:name="Helvetica Neue" svg:font-family="'Helvetica Neue', Arial" style:font-family-generic="roman" style:font-pitch="variable"/>
    <style:font-face style:name="Liberation Sans" svg:font-family="'Liberation Sans', 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8701in"/>
    </style:style>
    <style:style style:name="co4" style:family="table-column">
      <style:table-column-properties fo:break-before="auto" style:column-width="4.4264in"/>
    </style:style>
    <style:style style:name="co5" style:family="table-column">
      <style:table-column-properties fo:break-before="auto" style:column-width="1.6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Helvetica Neue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transparent" fo:border-left="none" fo:border-right="none" fo:border-top="0.0008in solid #000000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size="11pt" style:font-size-asian="11pt" style:font-size-complex="11pt"/>
    </style:style>
    <style:style style:name="ce6" style:family="table-cell" style:parent-style-name="Default" style:data-style-name="N104">
      <style:table-cell-properties fo:background-color="transparent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6"/>
        <table:table-column table:style-name="co1" table:number-columns-repeated="1016" table:default-cell-style-name="ce1"/>
        <table:table-column table:style-name="co1" table:default-cell-style-name="ce2"/>
        <table:table-row table:style-name="ro2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Cost per part</text:p>
          </table:table-cell>
          <table:table-cell office:value-type="string">
            <text:p>Total Cost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C1, C2</text:p>
          </table:table-cell>
          <table:table-cell table:style-name="ce2" office:value-type="string">
            <text:p>C_1206_3216Metric_Pad1.33x1.80mm_HandSolder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_t</text:p>
          </table:table-cell>
          <table:table-cell table:style-name="ce4" office:value-type="string">
            <text:p><text:a xlink:href="https://www.digikey.ca/short/qfrbqfhd">https://www.digikey.ca/short/qfrbqfhd</text:a> </text:p>
          </table:table-cell>
          <table:table-cell office:value-type="currency" office:currency="USD" office:value="0.81">
            <text:p>$0.81</text:p>
          </table:table-cell>
          <table:table-cell table:formula="of:=[.G2]*[.D2]" office:value-type="currency" office:currency="USD" office:value="1.62">
            <text:p>$1.62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micro_SD_LOAF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icroSD_Connector</text:p>
          </table:table-cell>
          <table:table-cell office:value-type="string">
            <text:p><text:a xlink:href="https://www.digikey.ca/en/products/detail/gct/MEM2061-01-188-00-A/9859612">https://www.digikey.ca/en/products/detail/gct/MEM2061-01-188-00-A/9859612</text:a> </text:p>
          </table:table-cell>
          <table:table-cell office:value-type="currency" office:currency="USD" office:value="1.74">
            <text:p>$1.74</text:p>
          </table:table-cell>
          <table:table-cell table:formula="of:=[.G3]*[.D3]" office:value-type="currency" office:currency="USD" office:value="1.74">
            <text:p>$1.74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rduino_Nano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duino_Nano_v3.x</text:p>
          </table:table-cell>
          <table:table-cell table:style-name="ce5" office:value-type="string">
            <text:p><text:a xlink:href="https://www.amazon.ca/KeeYees-Module-ATmega328P-CH340G-Arduino/dp/B0816SGKHH/ref=sr_1_9?crid=3IE2TVT36YECG&amp;keywords=arduino+nano&amp;qid=1659986579&amp;sprefix=arduino+nano%2Caps%2C139&amp;sr=8-9">https://www.amazon.ca/KeeYees-Module-ATmega328P-CH340G-Arduino/dp/B0816SGKHH/ref=sr_1_9?crid=3IE2TVT36YECG&amp;keywords=arduino+nano&amp;qid=1659986579&amp;sprefix=arduino+nano%2Caps%2C139&amp;sr=8-9</text:a> </text:p>
          </table:table-cell>
          <table:table-cell office:value-type="currency" office:currency="USD" office:value="9.58">
            <text:p>$9.58</text:p>
          </table:table-cell>
          <table:table-cell table:formula="of:=[.G4]*[.D4]" office:value-type="currency" office:currency="USD" office:value="9.58">
            <text:p>$9.58</text:p>
          </table:table-cell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table:style-name="ce2" office:value-type="string">
            <text:p>J1, J2, J3, J4, J5, J6, J7, J8</text:p>
          </table:table-cell>
          <table:table-cell table:style-name="ce2" office:value-type="string">
            <text:p>PinHeader_1x10_P2.54mm_Vertical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Conn_01x10_Male</text:p>
          </table:table-cell>
          <table:table-cell office:value-type="string">
            <text:p><text:a xlink:href="https://www.digikey.ca/en/products/detail/adam-tech/PH1-10-UA/9830653">https://www.digikey.ca/en/products/detail/adam-tech/PH1-10-UA/9830653</text:a> </text:p>
          </table:table-cell>
          <table:table-cell office:value-type="currency" office:currency="USD" office:value="0.25">
            <text:p>$0.25</text:p>
          </table:table-cell>
          <table:table-cell table:formula="of:=[.G5]*[.D5]" office:value-type="currency" office:currency="USD" office:value="2">
            <text:p>$2.00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J11, J12</text:p>
          </table:table-cell>
          <table:table-cell table:style-name="ce2" office:value-type="string">
            <text:p>PinHeader_1x06_P2.54mm_Vertica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onn_01x06_Female</text:p>
          </table:table-cell>
          <table:table-cell office:value-type="string">
            <text:p><text:a xlink:href="https://www.digikey.ca/en/products/detail/sullins-connector-solutions/PPTC061LFBN-RC/810145">https://www.digikey.ca/en/products/detail/sullins-connector-solutions/PPTC061LFBN-RC/810145</text:a> </text:p>
          </table:table-cell>
          <table:table-cell office:value-type="currency" office:currency="USD" office:value="0.72">
            <text:p>$0.72</text:p>
          </table:table-cell>
          <table:table-cell table:formula="of:=[.G6]*[.D6]" office:value-type="currency" office:currency="USD" office:value="1.44">
            <text:p>$1.44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table:style-name="ce2" office:value-type="string">
            <text:p>J9</text:p>
          </table:table-cell>
          <table:table-cell table:style-name="ce2" office:value-type="string">
            <text:p>TerminalBlock_Phoenix_MKDS-1,5-2_1x02_P5.00mm_Horizont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crew_Terminal_01x02</text:p>
          </table:table-cell>
          <table:table-cell office:value-type="string">
            <text:p><text:a xlink:href="https://www.digikey.ca/short/q7wbhd">https://www.digikey.ca/short/q7wbhd</text:a> <text:s/></text:p>
          </table:table-cell>
          <table:table-cell office:value-type="currency" office:currency="USD" office:value="0.68">
            <text:p>$0.68</text:p>
          </table:table-cell>
          <table:table-cell table:formula="of:=[.G7]*[.D7]" office:value-type="currency" office:currency="USD" office:value="0.68">
            <text:p>$0.68</text:p>
          </table:table-cell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table:style-name="ce2" office:value-type="string">
            <text:p>J10</text:p>
          </table:table-cell>
          <table:table-cell table:style-name="ce2" office:value-type="string">
            <text:p>PinHeader_1x03_P2.54mm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_01x03_Male</text:p>
          </table:table-cell>
          <table:table-cell office:value-type="string">
            <text:p><text:a xlink:href="https://www.digikey.ca/en/products/detail/adam-tech/PH1-03-UA/9830289">https://www.digikey.ca/en/products/detail/adam-tech/PH1-03-UA/9830289</text:a> </text:p>
          </table:table-cell>
          <table:table-cell office:value-type="currency" office:currency="USD" office:value="0.14">
            <text:p>$0.14</text:p>
          </table:table-cell>
          <table:table-cell table:formula="of:=[.G8]*[.D8]" office:value-type="currency" office:currency="USD" office:value="0.14">
            <text:p>$0.14</text:p>
          </table:table-cell>
          <table:table-cell table:number-columns-repeated="1016"/>
        </table:table-row>
        <table:table-row table:style-name="ro2">
          <table:table-cell/>
          <table:table-cell table:style-name="ce3" table:number-columns-repeated="3"/>
          <table:table-cell/>
          <table:table-cell table:style-name="ce2"/>
          <table:table-cell table:style-name="ce1" office:value-type="string">
            <text:p>Total</text:p>
          </table:table-cell>
          <table:table-cell table:style-name="ce6" table:formula="of:=SUM([.H2:.H8])" office:value-type="currency" office:currency="USD" office:value="17.2">
            <text:p>$17.20</text:p>
          </table:table-cell>
          <table:table-cell table:number-columns-repeated="1016"/>
        </table:table-row>
        <table:table-row table:style-name="ro2" table:number-rows-repeated="8">
          <table:table-cell/>
          <table:table-cell table:style-name="ce3" table:number-columns-repeated="3"/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/>
    <style:font-face style:name="Helvetica Neue" svg:font-family="'Helvetica Neue', Arial" style:font-family-generic="roman" style:font-pitch="variable"/>
    <style:font-face style:name="Liberation Sans" svg:font-family="'Liberation Sans', 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9">08/09/2022</text:date>, <text:time>11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Loaf" style:display-name="PageStyle_BREAD_Lo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Loaf_20_1" style:display-name="PageStyle_BREAD_Loaf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Loaf_20_2" style:display-name="PageStyle_BREAD_Loaf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Loaf_20_3" style:display-name="PageStyle_BREAD_Loaf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4H6M40S</meta:editing-duration>
    <meta:editing-cycles>13</meta:editing-cycles>
    <meta:generator>OpenOffice/4.1.11$Win32 OpenOffice.org_project/4111m1$Build-9808</meta:generator>
    <dc:date>2022-08-09T11:27:22.35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